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0.9374in"/>
    </style:style>
    <style:style style:name="co7" style:family="table-column">
      <style:table-column-properties fo:break-before="auto" style:column-width="1.0311in"/>
    </style:style>
    <style:style style:name="co8" style:family="table-column">
      <style:table-column-properties fo:break-before="auto" style:column-width="2.71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55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10000">
      <style:table-cell-properties fo:background-color="#00ae00" style:cell-protect="protected" style:print-content="true" style:text-align-source="fix" style:repeat-content="false" fo:wrap-option="wrap" style:vertical-align="automatic"/>
      <style:paragraph-properties fo:text-align="start" fo:margin-left="0in"/>
    </style:style>
    <style:style style:name="ce3" style:family="table-cell" style:parent-style-name="Excel_20_Built-in_20_Normal" style:data-style-name="N10000">
      <style:table-cell-properties fo:background-color="#e6ff00" style:cell-protect="protected" style:print-content="true" style:text-align-source="fix" style:repeat-content="false" fo:wrap-option="wrap" style:vertical-align="automatic"/>
      <style:paragraph-properties fo:text-align="start" fo:margin-left="0in"/>
    </style:style>
    <style:style style:name="ce4" style:family="table-cell" style:parent-style-name="Excel_20_Built-in_20_Normal" style:data-style-name="N10000">
      <style:table-cell-properties fo:background-color="#e6ff00"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Excel_20_Built-in_20_Normal" style:data-style-name="N10000">
      <style:table-cell-properties fo:background-color="#00ae00"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fo:border-bottom="none" fo:background-color="#94bd5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  <style:text-properties style:font-name="Calibri2" fo:font-weight="bold" style:font-name-asian="Calibri2" style:font-weight-asian="bold" style:font-name-complex="Calibri2" style:font-weight-complex="bold"/>
    </style:style>
    <style:style style:name="ce8" style:family="table-cell" style:parent-style-name="Default" style:data-style-name="N0">
      <style:table-cell-properties fo:border-bottom="none" fo:background-color="#ebf1de" fo:border-left="0.0008in solid #000000" fo:border-right="0.0008in solid #000000" fo:border-top="0.0008in solid #000000"/>
    </style:style>
    <style:style style:name="ce9" style:family="table-cell" style:parent-style-name="Default" style:data-style-name="N0">
      <style:table-cell-properties fo:border-bottom="none" fo:background-color="#ebf1de" fo:border-left="0.0008in solid #000000" fo:border-right="0.0008in solid #000000" fo:border-top="none"/>
    </style:style>
    <style:style style:name="ce10" style:family="table-cell" style:parent-style-name="Default" style:data-style-name="N0">
      <style:table-cell-properties fo:border-bottom="0.0008in solid #000000" fo:border-left="0.0008in solid #000000" fo:border-right="none" fo:border-top="0.0008in solid #000000"/>
    </style:style>
    <style:style style:name="ce11" style:family="table-cell" style:parent-style-name="Default" style:data-style-name="N0">
      <style:table-cell-properties fo:border-bottom="0.0008in solid #000000" fo:background-color="#ebf1de" fo:border-left="0.0008in solid #000000" fo:border-right="0.0008in solid #000000" fo:border-top="none"/>
    </style:style>
    <style:style style:name="ce12" style:family="table-cell" style:parent-style-name="Default" style:data-style-name="N0">
      <style:table-cell-properties fo:border-bottom="none" fo:background-color="#ebf1de" fo:border-left="0.0008in solid #000000" fo:border-right="none" fo:border-top="0.0008in solid #000000"/>
    </style:style>
    <style:style style:name="ce13" style:family="table-cell" style:parent-style-name="Default" style:data-style-name="N0">
      <style:table-cell-properties fo:border-bottom="none" fo:background-color="#ebf1de" fo:border-left="0.0008in solid #000000" fo:border-right="none" fo:border-top="none"/>
    </style:style>
    <style:style style:name="ce14" style:family="table-cell" style:parent-style-name="Default" style:data-style-name="N0">
      <style:table-cell-properties fo:border-bottom="0.0008in solid #000000" fo:background-color="#ebf1de" fo:border-left="0.0008in solid #000000" fo:border-right="none" fo:border-top="none"/>
    </style:style>
    <style:style style:name="ce15" style:family="table-cell" style:parent-style-name="Default" style:data-style-name="N0">
      <style:table-cell-properties fo:background-color="#ebf1de" fo:border="0.0008in solid #000000"/>
    </style:style>
    <style:style style:name="ce16" style:family="table-cell" style:parent-style-name="Default" style:data-style-name="N0">
      <style:table-cell-properties fo:border-bottom="0.0008in solid #000000" fo:border-left="none" fo:border-right="none" fo:border-top="0.0008in solid #000000"/>
    </style:style>
    <style:style style:name="ce17" style:family="table-cell" style:parent-style-name="Default" style:data-style-name="N0">
      <style:table-cell-properties fo:border-bottom="0.0008in solid #000000" fo:background-color="transparent" fo:border-left="none" fo:border-right="none" fo:border-top="0.0008in solid #000000"/>
    </style:style>
    <style:style style:name="ce18" style:family="table-cell" style:parent-style-name="Default" style:data-style-name="N0">
      <style:table-cell-properties fo:border-bottom="0.0008in solid #000000" fo:background-color="#ebf1de" fo:border-left="0.0008in solid #000000" fo:border-right="none" fo:border-top="0.0008in solid #000000"/>
    </style:style>
    <style:style style:name="ce19" style:family="table-cell" style:parent-style-name="Excel_20_Built-in_20_Normal" style:data-style-name="N10000">
      <style:table-cell-properties fo:border-bottom="0.0008in solid #000000" fo:background-color="#ebf1de" style:cell-protect="protected" style:print-content="true" fo:border-left="0.0008in solid #000000" fo:border-right="0.0008in solid #000000" fo:border-top="none" style:vertical-align="top"/>
      <style:text-properties style:font-name="Calibri2" style:font-name-asian="Calibri2" style:font-name-complex="Calibri2"/>
    </style:style>
    <style:style style:name="ce20" style:family="table-cell" style:parent-style-name="Excel_20_Built-in_20_Normal" style:data-style-name="N10000">
      <style:table-cell-properties fo:border-bottom="none" fo:background-color="#ebf1de" style:cell-protect="protected" style:print-content="true" fo:border-left="0.0008in solid #000000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21" style:family="table-cell" style:parent-style-name="Excel_20_Built-in_20_Normal" style:data-style-name="N10000">
      <style:table-cell-properties fo:border-bottom="0.0008in solid #000000" style:cell-protect="protected" style:print-content="true" fo:background-color="transparent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22" style:family="table-cell" style:parent-style-name="Excel_20_Built-in_20_Normal" style:data-style-name="N10000">
      <style:table-cell-properties fo:background-color="#ebf1de" style:cell-protect="protected" style:print-content="true" fo:border="0.0008in solid #000000" style:vertical-align="top"/>
      <style:text-properties style:font-name="Calibri2" style:font-name-asian="Calibri2" style:font-name-complex="Calibri2"/>
    </style:style>
    <style:style style:name="ce23" style:family="table-cell" style:parent-style-name="Default" style:data-style-name="N0">
      <style:table-cell-properties fo:border-bottom="0.0008in solid #000000" fo:border-left="none" fo:border-right="0.0008in solid #000000" fo:border-top="0.0008in solid #000000"/>
    </style:style>
    <style:style style:name="ce24" style:family="table-cell" style:parent-style-name="Default" style:data-style-name="N0">
      <style:table-cell-properties fo:border-bottom="none" fo:border-left="none" fo:border-right="0.0008in solid #000000" fo:border-top="0.0008in solid #000000"/>
    </style:style>
    <style:style style:name="ce25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26" style:family="table-cell" style:parent-style-name="Default" style:data-style-name="N0">
      <style:table-cell-properties fo:background-color="#ebf1de" fo:border="0.0008in solid #000000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6" table:default-cell-style-name="ce1"/>
        <table:table-column table:style-name="co2" table:number-columns-repeated="1018" table:default-cell-style-name="ce1"/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Test Type</text:p>
          </table:table-cell>
          <table:table-cell table:style-name="ce2" office:value-type="string">
            <text:p>Total No. of Test Case</text:p>
          </table:table-cell>
          <table:table-cell table:style-name="ce2" office:value-type="string">
            <text:p>No. of Test cases automated</text:p>
          </table:table-cell>
          <table:table-cell table:style-name="ce2" office:value-type="string">
            <text:p>Pending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" office:value-type="string">
            <text:p>Command Execution Undo and Redo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6">
            <text:p>36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" office:value-type="string">
            <text:p>Total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Coverage_28_4_2011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8" table:default-cell-style-name="ce1"/>
        <table:table-row table:style-name="ro5">
          <table:table-cell table:style-name="ce7" office:value-type="string">
            <text:p>Command</text:p>
          </table:table-cell>
          <table:table-cell table:style-name="ce7" office:value-type="string">
            <text:p>Command Type</text:p>
          </table:table-cell>
          <table:table-cell table:style-name="ce7" office:value-type="string">
            <text:p>Operation</text:p>
          </table:table-cell>
          <table:table-cell table:style-name="ce7" office:value-type="string">
            <text:p>Is Identified</text:p>
          </table:table-cell>
          <table:table-cell table:style-name="ce7" office:value-type="string">
            <text:p>Is Automated</text:p>
          </table:table-cell>
          <table:table-cell table:style-name="ce7" office:value-type="string">
            <text:p>Test Case ID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Add Segment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Add New Segment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15" office:value-type="string">
            <text:p>Undo</text:p>
          </table:table-cell>
          <table:table-cell table:style-name="ce15" office:value-type="string">
            <text:p>Undo Added Segmen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19" office:value-type="string">
            <text:p>MAC0001_UndoAddSegment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8" office:value-type="string">
            <text:p>Redo</text:p>
          </table:table-cell>
          <table:table-cell table:style-name="ce8" office:value-type="string">
            <text:p>Undo Redo Operation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20" office:value-type="string">
            <text:p>MAC0031_RedoAddSegment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6"/>
          <table:table-cell table:style-name="ce17"/>
          <table:table-cell table:style-name="ce16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9" office:value-type="string">
            <text:p>Remove Segment</text:p>
          </table:table-cell>
          <table:table-cell table:style-name="ce11" office:value-type="string">
            <text:p>Do</text:p>
          </table:table-cell>
          <table:table-cell table:style-name="ce11" office:value-type="string">
            <text:p>Remove Added Segment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15" office:value-type="string">
            <text:p>Undo</text:p>
          </table:table-cell>
          <table:table-cell table:style-name="ce15" office:value-type="string">
            <text:p>Undo Remove Added Segmen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02_UndoRemoveThisSegment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32_RedoRemoveThisSeg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8" office:value-type="string">
            <text:p>Add Goal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Add New Goal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15" office:value-type="string">
            <text:p>Undo</text:p>
          </table:table-cell>
          <table:table-cell table:style-name="ce15" office:value-type="string">
            <text:p>Undo Added Goal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03_UndoAddGoal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33_RedoAddGoa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8" office:value-type="string">
            <text:p>Remove Goal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Remove Added Goal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15" office:value-type="string">
            <text:p>Undo</text:p>
          </table:table-cell>
          <table:table-cell table:style-name="ce15" office:value-type="string">
            <text:p>Undo Remove Added Goal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04_UndoRemoveGoal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34_RedoRemoveGoa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8" office:value-type="string">
            <text:p>Add New Task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Add New Task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15" office:value-type="string">
            <text:p>Undo</text:p>
          </table:table-cell>
          <table:table-cell table:style-name="ce15" office:value-type="string">
            <text:p>Undo Added Task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05_UndoAddNewTask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35_RedoAddNewTask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Cut Task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Cut Task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Cut Task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06_UndoCutTask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36_RedoCutTask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Paste Task Using Cut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Paste Task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Paste Task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07_UndoPasteTaskUsingCut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37_RedoPasteTaskUsingCu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Paste Task Using Copy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Paste Task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Paste Task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08_UndoPasteTaskUsingCopy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38_RedoPasteTaskUsingCop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Duplicate Task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Duplicate Task</text:p>
          </table:table-cell>
          <table:table-cell table:style-name="ce15" office:value-type="string">
            <text:p>NA</text:p>
          </table:table-cell>
          <table:table-cell table:style-name="ce18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Duplicate Task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09_UndoDuplicateTask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39_RedoDuplicateTask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Intermediate Task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Intermediate Task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Intermediate Task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10_UndoIntermediateTask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40_RedoIntermediateTask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4">
          <table:table-cell table:style-name="ce12" office:value-type="string">
            <text:p>Disintermediate Task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Disintermediate Task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Disintermediate Task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11_UndoDisintermediateTask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41_RedoDisintermediateTask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Move Task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Move Task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Move Task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12_UndoMoveTask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42_RedoMoveTask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Connect Flow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Connect Flow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Connect Flow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13_UndoConnectFlow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43_RedoConnectFlow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Update Set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Update Set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Update Set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14_UndoUpdateSet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44_RedoUpdateSe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Add Issue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Add Issue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Add Issu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15_UndoAddIssue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45_RedoAddIssu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Remove Issue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Remove Issue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Remove Issu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16_UndoRemoveIssue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46_RedoRemoveIssu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Attach Document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Attach Document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Attach Documen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17_UndoAttachDocument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47_RedoAttachDocu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Copy Attachment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Copy Attachment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Copy Attachmen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18_UndoCopyAttachment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48_RedoCopyAttach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Cut Attachment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Cut Attachment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Cut Attachmen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19_UndoCutAttachment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49_UndoCutAttach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Paste Attachment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Paste Attachment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Paste Attachmen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20_UndoPasteAttachment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50_RedoPasteAttach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Copy Task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Copy Task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Copy Task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21_UndoCopyTask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51_RedoCopyTask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Set Task From Copy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Set Task From Copy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Set Task From Copy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22_UndoSetTaskFromCopy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52_RedoSetTaskFromCop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Add Info Need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Add Info Need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Add Info N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23_UndoAddInfoNeed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53_RedoAddInfoNee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Add Info Capability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Add Info Capability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Add Info Capability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24_UndoAddInfoCapability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22" office:value-type="string">
            <text:p>MAC0054_RedoAddInfoCapabilit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Add Flow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Add Flow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Add Flow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25_UndoAddFlow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55_RedoAddFlow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Duplicate Flow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Duplicate Flow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Duplicate Flow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26_UndoDuplicateFlow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56_RedoDuplilcateFlow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 table:style-name="ce12" office:value-type="string">
            <text:p>Break Up Flow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Break Up Flow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Break Up Flow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27_UndoBreakUpFlow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57_RedoBreakUpFlow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style-name="ce12" office:value-type="string">
            <text:p>Copy Flow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Copy Flow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Copy Flow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28_UndoCopyFlow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58_RedoCopyFlow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style-name="ce12" office:value-type="string">
            <text:p>Transfer Job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Transfer Job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Transfer Job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29_UndoTransferJob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59_RedoTransferJob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style-name="ce12" office:value-type="string">
            <text:p>Create Entity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Create Entity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Create Entity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30_UndoCreateEntity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2" office:value-type="string">
            <text:p>MAC0060_RedoCreateEntit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style-name="ce12" office:value-type="string">
            <text:p>Update Add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Update Add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Update Add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6" office:value-type="string">
            <text:p>MAC0061_UndoUpdateAdd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6" office:value-type="string">
            <text:p>MAC0064_RedoUpdateAd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 table:style-name="ce12" office:value-type="string">
            <text:p>Update Move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Update Move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Update Move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6" office:value-type="string">
            <text:p>MAC0062_UndoUpdateMove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6" office:value-type="string">
            <text:p>MAC0065_RedoUpdateMov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 table:style-name="ce12" office:value-type="string">
            <text:p>Update Remove</text:p>
          </table:table-cell>
          <table:table-cell table:style-name="ce15" office:value-type="string">
            <text:p>Do</text:p>
          </table:table-cell>
          <table:table-cell table:style-name="ce15" office:value-type="string">
            <text:p>Update Remove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style-name="ce15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 office:value-type="string">
            <text:p>Undo</text:p>
          </table:table-cell>
          <table:table-cell table:style-name="ce15" office:value-type="string">
            <text:p>Undo Update Remove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6" office:value-type="string">
            <text:p>MAC0063_UndoUpdateRemove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Redo</text:p>
          </table:table-cell>
          <table:table-cell table:style-name="ce15" office:value-type="string">
            <text:p>Undo Redo Operation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26" office:value-type="string">
            <text:p>MAC0066_RedoUpdateRemove</text:p>
          </table:table-cell>
          <table:table-cell table:number-columns-repeated="1018"/>
        </table:table-row>
        <table:table-row table:style-name="ro1" table:number-rows-repeated="654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000" number:language="en" number:country="IN">
      <number:number number:min-integer-digits="1"/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7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AFOUR_ayurmax</meta:initial-creator>
    <meta:creation-date>2011-04-26T07:27:56Z</meta:creation-date>
    <dc:date>2011-06-10T17:51:37.46</dc:date>
    <meta:editing-cycles>4</meta:editing-cycles>
    <meta:editing-duration>PT00H21M30S</meta:editing-duration>
    <meta:document-statistic meta:table-count="2" meta:cell-count="546" meta:object-count="0"/>
  </office:meta>
</office:document-meta>
</file>